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start with 0 in all scores but population, every one will choose between 3 choices, one player is the active one, the active player have first pick. Each choic will affect the village of the player both visually, in score and under the hood. First event is always immigration as you need people to inhabit the village.</text:p>
      <text:p text:style-name="Standard"/>
      <text:p text:style-name="Standard">The game end when:</text:p>
      <text:p text:style-name="Standard">15? turns have been taken.</text:p>
      <text:p text:style-name="Standard">One player has more than the sum of the 2 <text:s/>other players 1 score (Population Food Wealth Power)</text:p>
      <text:p text:style-name="Standard"/>
      <text:p text:style-name="Standard"/>
      <text:p text:style-name="Standard">The turn</text:p>
      <text:p text:style-name="Standard">start turn</text:p>
      <text:p text:style-name="Standard">Start turn city bonuses are provided depending of the contents of the cities the scores are upated</text:p>
      <text:p text:style-name="Standard">The event begin, each player choose and the event is resovled</text:p>
      <text:p text:style-name="Standard">Event the event is timed, if a player does not choose he will get a random choice</text:p>
      <text:p text:style-name="Standard">the scores are updated again</text:p>
      <text:p text:style-name="Standard">end turn</text:p>
      <text:p text:style-name="Standard"/>
      <text:p text:style-name="Standard"/>
      <text:p text:style-name="Standard"/>
      <text:p text:style-name="Standard"/>
      <text:p text:style-name="Standard">The city</text:p>
      <text:p text:style-name="Standard">Start out with a single little building (castle maybe). Every event will change the city, this is done visually and under the hood. Which means the city provide certain bonuses to scores and events depending of its composition. Ex the city has a hospital and therefore the player will lose less when suffering diseas event or the city has an overflowing horn of food and get extra food between turns.</text:p>
      <text:p text:style-name="Standard"/>
      <text:p text:style-name="Standard">Population</text:p>
      <text:p text:style-name="Standard">Is an overall number symbolizing the total score of the city's population. This means the overall population might differ even when displaying the same score as goblins counts for fractal points while giants counts for multiple points. Population highly affect the other scores as it might multiply certain productions through events and between turns.</text:p>
      <text:p text:style-name="Standard"/>
      <text:p text:style-name="Standard">Food</text:p>
      <text:p text:style-name="Standard">Food are decreased every turn depending of the players population, this does not nessecairly mean the population score, both the creatures making up the score as some might cost more or less than others. While only one score is shown, it does not give the entire picture, as two players might both have a score of 50 while one only has meat and the other only bread (dont know if this nesscarily plays a role it might?)</text:p>
      <text:p text:style-name="Standard"/>
      <text:p text:style-name="Standard">Wealth</text:p>
      <text:p text:style-name="Standard">Is the score symbolizing the potential spending power of the city, like the other score it is aquired throuh events and sometimes between turns if the city has the appropiate inhabitants or buildings. Wealth is used during events when choosing to build or buy upgrades for the city.</text:p>
      <text:p text:style-name="Standard"/>
      <text:p text:style-name="Standard">Power</text:p>
      <text:p text:style-name="Standard">This is the overall military power of the city. This determines wheter the city will win or lose wars, but it is not a perfect resemblance as certain army make ups might provide bonuses or disadvantages eg an army full or archers might not do well against and amry full of golems, but really well against barbarians.</text:p>
      <text:p text:style-name="Standard"/>
      <text:p text:style-name="Standard">Alingment</text:p>
      <text:p text:style-name="Standard"><text:soft-page-break/>This is not a score as the others, but more of a bonus feature that influences the events in or gainst the players favor</text:p>
      <text:p text:style-name="Standard"/>
      <text:p text:style-name="Standard"/>
      <text:p text:style-name="Standard">The Events</text:p>
      <text:p text:style-name="Standard">Each event consist of 3 choices theres is different genres of events and all 3 choices will be related thematically. The events will be randomly drawn from a random deck of predetermined events, when it is chosen it is removed from the deck, every game is not long enough to go through all the events so there will be variety, but also the knowledge that certain events might come and the players can gamble by prepareing for the events they know are in the deck (if they player before). </text:p>
      <text:p text:style-name="Standard"/>
      <text:p text:style-name="Standard">Combat is a special event, not sure if we do it every other turn or have more cards in the deck.</text:p>
      <text:p text:style-name="Standard"/>
      <text:p text:style-name="Standard"/>
      <text:p text:style-name="Standard"/>
      <text:p text:style-name="Standard">The beastiary aka the different races</text:p>
      <text:p text:style-name="Standard"/>
      <text:p text:style-name="Standard"/>
      <text:p text:style-name="Standard">each race will have</text:p>
      <text:p text:style-name="Standard">a <text:s/>name </text:p>
      <text:p text:style-name="Standard">a popuation score</text:p>
      <text:p text:style-name="Standard">a food cost <text:s/></text:p>
      <text:p text:style-name="Standard">an alignment effect </text:p>
      <text:p text:style-name="Standard">a production multiplier</text:p>
      <text:p text:style-name="Standard">a wealth income</text:p>
      <text:p text:style-name="Standard">a power multiplier</text:p>
      <text:p text:style-name="Standard">potentially a class?</text:p>
      <text:p text:style-name="Standard"/>
      <text:p text:style-name="Standard">and a potential bonus function </text:p>
      <text:p text:style-name="Standard"/>
      <text:p text:style-name="Standard">List of potential races</text:p>
      <text:p text:style-name="Standard">Human jack of all trades boring 1 in all</text:p>
      <text:p text:style-name="Standard">goblins low in all and provide evil alingment</text:p>
      <text:p text:style-name="Standard">Golems above average and does not cost food</text:p>
      <text:p text:style-name="Standard">Giants high in all stats, but cost high amounts of food and might destroy something.</text:p>
      <text:p text:style-name="Standard">Orcs close to humans, but better in combat and worse in wealth and provides evil alingment</text:p>
      <text:p text:style-name="Standard">Angels high in all and low cost, but will leave if not perfect alingment</text:p>
      <text:p text:style-name="Standard"/>
      <text:p text:style-name="Standard">List of potential classes</text:p>
      <text:p text:style-name="Standard">wizard, low in prodcution, but proivde bonus effect</text:p>
      <text:p text:style-name="Standard">warrior high in comabt but low in production</text:p>
      <text:p text:style-name="Standard">peasant high in prodcution, but low in combat</text:p>
      <text:p text:style-name="Standard">archer, bonus attack when defending </text:p>
      <text:p text:style-name="Standard">noble low in production, but <text:s/>high in weal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nus </meta:initial-creator>
    <meta:creation-date>2019-02-22T18:06:38.49</meta:creation-date>
    <dc:date>2019-02-22T19:09:29.69</dc:date>
    <dc:creator>magnus </dc:creator>
    <meta:editing-duration>PT13M10S</meta:editing-duration>
    <meta:editing-cycles>1</meta:editing-cycles>
    <meta:generator>OpenOffice/4.1.6$Win32 OpenOffice.org_project/416m1$Build-9790</meta:generator>
    <meta:document-statistic meta:table-count="0" meta:image-count="0" meta:object-count="0" meta:page-count="2" meta:paragraph-count="50" meta:word-count="743" meta:character-count="4143"/>
  </office:meta>
</office:document-meta>
</file>